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="Arrow_20_concave" draw:marker-start-width="0.203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draw:marker-start="Arrow" draw:marker-start-width="0.127cm" draw:marker-end="Arrow" draw:marker-end-width="0.127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style:text-position="33% 58%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-33% 58%" fo:font-size="14pt" style:font-size-asian="14pt" style:font-size-complex="14pt"/>
    </style:style>
    <style:style style:name="T4" style:family="text">
      <style:text-properties style:text-position="0% 100%"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3.59cm" svg:y1="6.215cm" svg:x2="4.97cm" svg:y2="6.215cm">
          <text:p text:style-name="P2"/>
        </draw:line>
        <draw:line draw:style-name="gr1" draw:text-style-name="P1" draw:layer="layout" svg:x1="3.59cm" svg:y1="3.815cm" svg:x2="4.97cm" svg:y2="3.815cm">
          <text:p text:style-name="P2"/>
        </draw:line>
        <draw:line draw:style-name="gr1" draw:text-style-name="P1" draw:layer="layout" svg:x1="3.59cm" svg:y1="2.891cm" svg:x2="4.97cm" svg:y2="2.891cm">
          <text:p text:style-name="P2"/>
        </draw:line>
        <draw:line draw:style-name="gr2" draw:text-style-name="P1" draw:layer="layout" svg:x1="2.869cm" svg:y1="2.857cm" svg:x2="2.882cm" svg:y2="6.203cm">
          <text:p text:style-name="P2"/>
        </draw:line>
        <draw:frame draw:style-name="gr3" draw:layer="layout" svg:width="0.925cm" svg:height="0.962cm" svg:x="1.866cm" svg:y="3.274cm">
          <draw:text-box>
            <text:p text:style-name="P2">E</text:p>
          </draw:text-box>
        </draw:frame>
        <draw:frame draw:style-name="gr3" draw:text-style-name="P3" draw:layer="layout" svg:width="1.383cm" svg:height="0.924cm" svg:x="3.423cm" svg:y="5.328cm">
          <draw:text-box>
            <text:p text:style-name="P2"><text:span text:style-name="T1">2</text:span><text:span text:style-name="T2">S</text:span><text:span text:style-name="T3">1/2</text:span></text:p>
          </draw:text-box>
        </draw:frame>
        <draw:frame draw:style-name="gr3" draw:text-style-name="P3" draw:layer="layout" svg:width="1.383cm" svg:height="0.924cm" svg:x="3.524cm" svg:y="3.728cm">
          <draw:text-box>
            <text:p text:style-name="P2"><text:span text:style-name="T1">2</text:span><text:span text:style-name="T4">P</text:span><text:span text:style-name="T3">1/2</text:span></text:p>
          </draw:text-box>
        </draw:frame>
        <draw:frame draw:style-name="gr3" draw:text-style-name="P3" draw:layer="layout" svg:width="1.383cm" svg:height="0.924cm" svg:x="3.525cm" svg:y="2.028cm">
          <draw:text-box>
            <text:p text:style-name="P2"><text:span text:style-name="T1">2</text:span><text:span text:style-name="T4">P</text:span><text:span text:style-name="T3">3/2</text:span></text:p>
          </draw:text-box>
        </draw:frame>
        <draw:line draw:style-name="gr4" draw:text-style-name="P1" draw:layer="layout" svg:x1="5.009cm" svg:y1="2.882cm" svg:x2="5.009cm" svg:y2="3.822cm">
          <text:p text:style-name="P2"/>
        </draw:line>
        <draw:frame draw:style-name="gr3" draw:text-style-name="P4" draw:layer="layout" svg:width="5.078cm" svg:height="0.645cm" svg:x="5.097cm" svg:y="3.012cm">
          <draw:text-box>
            <text:p text:style-name="P2"><text:span text:style-name="T5">This difference is related to </text:span><text:span text:style-name="T6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8-01-15T20:11:25</meta:creation-date>
    <dc:creator>Jussi Eloranta</dc:creator>
    <dc:date>2008-01-15T20:44:40</dc:date>
    <meta:editing-cycles>7</meta:editing-cycles>
    <meta:editing-duration>PT7M45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